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Initializ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nitializer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nitializ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nitializer.execute( @ Nullable DatabasePopulator popul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FactoryInitializer.setDatabaseCleaner( DatabasePopulator databaseClea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nitializer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nitializer.setDatabasePopulator( DatabasePopulator databasePopu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